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3.441in" table:align="left"/>
    </style:style>
    <style:style style:name="Table1.A" style:family="table-column">
      <style:table-column-properties style:column-width="1.5896in"/>
    </style:style>
    <style:style style:name="Table1.B" style:family="table-column">
      <style:table-column-properties style:column-width="1.8514in"/>
    </style:style>
    <style:style style:name="Table1.A1" style:family="table-cell">
      <style:table-cell-properties style:vertical-align="middle" style:border-line-width-left="0.0076in 0.0076in 0.0076in" style:border-line-width-top="0.0076in 0.0076in 0.0076in" style:border-line-width-bottom="0.0076in 0.0076in 0.0076in" fo:padding="0.0194in" fo:border-left="1.65pt double #808080" fo:border-right="none" fo:border-top="1.65pt double #808080" fo:border-bottom="1.65pt double #808080"/>
    </style:style>
    <style:style style:name="Table1.B1" style:family="table-cell">
      <style:table-cell-properties style:vertical-align="middle" style:border-line-width="0.0076in 0.0076in 0.0076in" fo:padding="0.0194in" fo:border="1.65pt double #808080"/>
    </style:style>
    <style:style style:name="Table1.A2" style:family="table-cell">
      <style:table-cell-properties style:vertical-align="middle" style:border-line-width-left="0.0076in 0.0076in 0.0076in" style:border-line-width-bottom="0.0076in 0.0076in 0.0076in" fo:padding="0.0194in" fo:border-left="1.65pt double #808080" fo:border-right="none" fo:border-top="none" fo:border-bottom="1.65pt double #808080"/>
    </style:style>
    <style:style style:name="Table1.B2" style:family="table-cell">
      <style:table-cell-properties style:vertical-align="middle" style:border-line-width-left="0.0076in 0.0076in 0.0076in" style:border-line-width-right="0.0076in 0.0076in 0.0076in" style:border-line-width-bottom="0.0076in 0.0076in 0.0076in" fo:padding="0.0194in" fo:border-left="1.65pt double #808080" fo:border-right="1.65pt double #808080" fo:border-top="none" fo:border-bottom="1.65pt double #808080"/>
    </style:style>
    <style:style style:name="P1" style:family="paragraph" style:parent-style-name="Standard">
      <style:text-properties fo:language="en" fo:country="US"/>
    </style:style>
    <style:style style:name="P2" style:family="paragraph" style:parent-style-name="Standard">
      <style:text-properties fo:language="en" fo:country="US" fo:font-weight="normal" style:font-weight-asian="normal" style:font-weight-complex="normal"/>
    </style:style>
    <style:style style:name="P3" style:family="paragraph" style:parent-style-name="Standard">
      <style:paragraph-properties>
        <style:tab-stops>
          <style:tab-stop style:position="4.0437in"/>
        </style:tab-stops>
      </style:paragraph-properties>
      <style:text-properties fo:language="en" fo:country="US" fo:font-weight="normal" style:font-weight-asian="normal" style:font-weight-complex="normal"/>
    </style:style>
    <style:style style:name="P4" style:family="paragraph" style:parent-style-name="Standard">
      <style:text-properties fo:language="en" fo:country="US" fo:font-weight="normal" officeooo:rsid="001f46e6" officeooo:paragraph-rsid="001f46e6" style:font-weight-asian="normal" style:font-weight-complex="normal"/>
    </style:style>
    <style:style style:name="P5" style:family="paragraph" style:parent-style-name="Standard">
      <style:text-properties fo:language="en" fo:country="US" fo:font-weight="normal" officeooo:rsid="0020cdd0" officeooo:paragraph-rsid="0020cdd0" style:font-weight-asian="normal" style:font-weight-complex="normal"/>
    </style:style>
    <style:style style:name="P6" style:family="paragraph" style:parent-style-name="Standard">
      <style:text-properties fo:language="en" fo:country="US" style:text-underline-style="solid" style:text-underline-width="auto" style:text-underline-color="font-color"/>
    </style:style>
    <style:style style:name="P7"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8" style:family="paragraph" style:parent-style-name="Standard">
      <style:text-properties fo:language="en" fo:country="US" style:text-underline-style="solid" style:text-underline-width="auto" style:text-underline-color="font-color" fo:font-weight="normal" style:font-weight-asian="normal" style:font-weight-complex="normal"/>
    </style:style>
    <style:style style:name="P9" style:family="paragraph" style:parent-style-name="Standard">
      <style:text-properties fo:language="en" fo:country="US" style:text-underline-style="none"/>
    </style:style>
    <style:style style:name="P10" style:family="paragraph" style:parent-style-name="Standard">
      <style:text-properties fo:language="en" fo:country="US" style:text-underline-style="none" fo:font-weight="bold" style:font-weight-asian="bold" style:font-weight-complex="bold"/>
    </style:style>
    <style:style style:name="P11" style:family="paragraph" style:parent-style-name="Standard">
      <style:text-properties fo:language="en" fo:country="US" style:text-underline-style="none" fo:font-weight="normal" style:font-weight-asian="normal" style:font-weight-complex="normal"/>
    </style:style>
    <style:style style:name="P12" style:family="paragraph" style:parent-style-name="Standard">
      <style:text-properties fo:language="en" fo:country="US" fo:font-weight="bold" style:font-weight-asian="bold" style:font-weight-complex="bold"/>
    </style:style>
    <style:style style:name="P13" style:family="paragraph" style:parent-style-name="Standard">
      <style:text-properties fo:language="en" fo:country="US" officeooo:paragraph-rsid="002059a6"/>
    </style:style>
    <style:style style:name="P14" style:family="paragraph" style:parent-style-name="Standard">
      <style:text-properties fo:language="en" fo:country="US" officeooo:rsid="0020cdd0" officeooo:paragraph-rsid="0020cdd0"/>
    </style:style>
    <style:style style:name="P15" style:family="paragraph" style:parent-style-name="Standard">
      <style:text-properties fo:color="#000000" fo:language="en" fo:country="US" fo:font-weight="normal" style:font-weight-asian="normal" style:font-weight-complex="normal"/>
    </style:style>
    <style:style style:name="P16" style:family="paragraph" style:parent-style-name="Standard">
      <style:text-properties fo:font-size="16pt" fo:language="en" fo:country="US" style:text-underline-style="solid" style:text-underline-width="auto" style:text-underline-color="font-color" fo:font-weight="normal" style:font-size-asian="16pt" style:font-weight-asian="normal" style:font-size-complex="16pt" style:font-weight-complex="normal"/>
    </style:style>
    <style:style style:name="P17" style:family="paragraph" style:parent-style-name="Standard">
      <style:text-properties fo:color="#ff3366" fo:language="en" fo:country="US" fo:font-weight="normal" style:font-weight-asian="normal" style:font-weight-complex="normal"/>
    </style:style>
    <style:style style:name="P18" style:family="paragraph" style:parent-style-name="Standard">
      <style:text-properties fo:color="#2323dc" fo:language="en" fo:country="US" fo:font-weight="normal" style:font-weight-asian="normal" style:font-weight-complex="normal"/>
    </style:style>
    <style:style style:name="P19" style:family="paragraph" style:parent-style-name="Standard">
      <style:text-properties fo:color="#00ae00" fo:language="en" fo:country="US" fo:font-weight="normal" style:font-weight-asian="normal" style:font-weight-complex="normal"/>
    </style:style>
    <style:style style:name="P20" style:family="paragraph" style:parent-style-name="Standard">
      <style:text-properties fo:color="#00ae00" fo:language="en" fo:country="US" style:text-underline-style="none"/>
    </style:style>
    <style:style style:name="P21" style:family="paragraph" style:parent-style-name="Standard">
      <style:text-properties fo:color="#dc2300" fo:language="en" fo:country="US" style:text-underline-style="none"/>
    </style:style>
    <style:style style:name="P22" style:family="paragraph" style:parent-style-name="Standard">
      <style:text-properties fo:color="#2300dc" fo:language="en" fo:country="US" style:text-underline-style="none"/>
    </style:style>
    <style:style style:name="P23" style:family="paragraph" style:parent-style-name="Table_20_Heading">
      <style:paragraph-properties fo:text-align="start" style:justify-single-word="false"/>
    </style:style>
    <style:style style:name="P24" style:family="paragraph" style:parent-style-name="Preformatted_20_Text">
      <style:paragraph-properties fo:margin-top="0in" fo:margin-bottom="0.1965in" style:contextual-spacing="false"/>
    </style:style>
    <style:style style:name="P25" style:family="paragraph" style:parent-style-name="Standard">
      <style:text-properties fo:language="en" fo:country="US" fo:font-weight="normal" officeooo:rsid="0020cdd0" officeooo:paragraph-rsid="00292467" style:font-weight-asian="normal" style:font-weight-complex="normal"/>
    </style:style>
    <style:style style:name="P26" style:family="paragraph" style:parent-style-name="Standard">
      <style:text-properties fo:language="en" fo:country="US" fo:font-weight="normal" officeooo:paragraph-rsid="0020cdd0"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color="#ff3366"/>
    </style:style>
    <style:style style:name="T3" style:family="text">
      <style:text-properties fo:color="#2323dc"/>
    </style:style>
    <style:style style:name="T4" style:family="text">
      <style:text-properties fo:color="#00ae00"/>
    </style:style>
    <style:style style:name="T5" style:family="text">
      <style:text-properties fo:language="en" fo:country="US"/>
    </style:style>
    <style:style style:name="T6" style:family="text">
      <style:text-properties fo:language="en" fo:country="US" fo:font-weight="normal" style:font-weight-asian="normal" style:font-weight-complex="normal"/>
    </style:style>
    <style:style style:name="T7" style:family="text">
      <style:text-properties fo:language="en" fo:country="US" style:text-underline-style="none" fo:font-weight="normal" style:font-weight-asian="normal" style:font-weight-complex="normal"/>
    </style:style>
    <style:style style:name="T8" style:family="text">
      <style:text-properties fo:color="#dc2300"/>
    </style:style>
    <style:style style:name="T9" style:family="text">
      <style:text-properties fo:color="#2300dc"/>
    </style:style>
    <style:style style:name="T10" style:family="text">
      <style:text-properties officeooo:rsid="001e7aa8"/>
    </style:style>
    <style:style style:name="T11" style:family="text">
      <style:text-properties officeooo:rsid="002059a6"/>
    </style:style>
    <style:style style:name="T12" style:family="text">
      <style:text-properties officeooo:rsid="0020ecf0"/>
    </style:style>
    <style:style style:name="T13" style:family="text">
      <style:text-properties officeooo:rsid="0022a6db"/>
    </style:style>
    <style:style style:name="T14" style:family="text">
      <style:text-properties officeooo:rsid="002541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se are some notes on the java programing language.</text:p>
      <text:p text:style-name="P12"/>
      <text:p text:style-name="Standard"><text:a xlink:type="simple" xlink:href="http://docs.oracle.com/javase/7/docs/api/"><text:span text:style-name="T7">http://docs.oracle.com/javase/7/docs/api/</text:span></text:a></text:p>
      <text:p text:style-name="Standard"><text:a xlink:type="simple" xlink:href="http://docs.oracle.com/javase/tutorial/"><text:span text:style-name="T6">http://docs.oracle.com/javase/tutorial/</text:span></text:a></text:p>
      <text:p text:style-name="P12"/>
      <text:p text:style-name="P2">I have not double checked all the example code yet. Might have slight errors.</text:p>
      <text:p text:style-name="P12"/>
      <text:p text:style-name="P12"/>
      <text:p text:style-name="P7">Table of Contents</text:p>
      <text:p text:style-name="P11">Variables.</text:p>
      <text:p text:style-name="P11">Arrays.</text:p>
      <text:p text:style-name="P11">Statements.</text:p>
      <text:p text:style-name="P11">Operators.</text:p>
      <text:p text:style-name="P11">Loops.</text:p>
      <text:p text:style-name="P11">Hot Keys.</text:p>
      <text:p text:style-name="P11">Modifiers.</text:p>
      <text:p text:style-name="P12"/>
      <text:p text:style-name="P12"/>
      <text:p text:style-name="P12">Variables</text:p>
      <text:p text:style-name="Standard"><text:a xlink:type="simple" xlink:href="http://docs.oracle.com/javase/tutorial/java/nutsandbolts/datatypes.html"><text:span text:style-name="T5">http://docs.oracle.com/javase/tutorial/java/nutsandbolts/datatypes.html</text:span></text:a></text:p>
      <text:p text:style-name="P1"/>
      <text:p text:style-name="P1">( I have never used byte or short so I'm not exactly sure their use. The java docs give a technical explanation.) </text:p>
      <text:p text:style-name="P1"/>
      <text:p text:style-name="P6">byte</text:p>
      <text:p text:style-name="P6">short</text:p>
      <text:p text:style-name="P1"/>
      <text:p text:style-name="P1"><text:span text:style-name="T1">int</text:span><text:tab/><text:tab/>integers are whole numbers ( -1, 0, 1, 2)</text:p>
      <text:p text:style-name="P1"><text:span text:style-name="T1">long</text:span><text:tab/><text:tab/>longs are whole numbers but can be a lot larger than integers</text:p>
      <text:p text:style-name="P1"/>
      <text:p text:style-name="P1"><text:span text:style-name="T1">float</text:span><text:tab/><text:tab/>floats are numbers with decimals (1.04f) (145.2f) (.0054f) Floats are often declared with <text:tab/><text:tab/>'f ' after the number.</text:p>
      <text:p text:style-name="P1"><text:span text:style-name="T1">double</text:span><text:tab/><text:tab/>doubles are just floats that can be a lot larger, and have more sig figs i think.</text:p>
      <text:p text:style-name="P1"/>
      <text:p text:style-name="P1"><text:span text:style-name="T1">boolean</text:span><text:tab/>Can be equal to (true) or (false)</text:p>
      <text:p text:style-name="P1"/>
      <text:p text:style-name="P1"><text:span text:style-name="T1">char</text:span><text:tab/><text:tab/>letters. ('a') ('d') ('!') surrounded by <text:s text:c="4"/>' <text:s text:c="6"/>(apostrophe?)</text:p>
      <text:p text:style-name="P1"><text:span text:style-name="T1">string</text:span><text:tab/><text:tab/>collection of letters and/or numbers. (“apples”) (“Jacob is majestic”) (“<text:span text:style-name="T10">gr8b8m8</text:span>”) they are <text:tab/><text:tab/><text:tab/>surrounded by quotation marks when in code.</text:p>
      <text:p text:style-name="P12"/>
      <text:p text:style-name="P12"/>
      <text:p text:style-name="P3"><text:span text:style-name="T1">Declaring variables:</text:span> In order for a computer to use a variable you need to tell the computer to distribute(set aside) memory for it. When you declare a variable you tell the computer what type of variable it is, what its name is, and you can optionally tell what the variable is equal to. If you don't tell what it is equal to then its equal to the variable types default value.</text:p>
      <text:p text:style-name="P2"/>
      <text:p text:style-name="P17">type of variable</text:p>
      <text:p text:style-name="P18">name of variable</text:p>
      <text:p text:style-name="P19">what the variable is equal to</text:p>
      <text:p text:style-name="P15"><text:soft-page-break/>All java statements are closed with a semicolon ;</text:p>
      <text:p text:style-name="P17"/>
      <text:p text:style-name="P15">This is a line of code that creates an int variable named “playerX” that is equal to the number 12.</text:p>
      <text:p text:style-name="P2"><text:span text:style-name="T2"><text:tab/>int</text:span> <text:span text:style-name="T3">playerX</text:span> = <text:span text:style-name="T4">12</text:span>;</text:p>
      <text:p text:style-name="P2"/>
      <text:p text:style-name="P2">This is a line of code that creates an int variable named “playerY” but since it is not set equal to anything it is equal to int's default value.</text:p>
      <text:p text:style-name="P2"><text:tab/>int playerY;</text:p>
      <text:p text:style-name="P2"/>
      <text:p text:style-name="P4">PROBLEM The line above is wrong. playerY is null until defined. Only arrays set the variable to its default value.</text:p>
      <text:p text:style-name="P2"/>
      <text:p text:style-name="P2"/>
      <table:table table:name="Table1" table:style-name="Table1">
        <table:table-column table:style-name="Table1.A"/>
        <table:table-column table:style-name="Table1.B"/>
        <table:table-row>
          <table:table-cell table:style-name="Table1.A1" office:value-type="string">
            <text:p text:style-name="P23"><text:bookmark text:name="h1"/><text:span text:style-name="Strong_20_Emphasis">Data Type</text:span><text:bookmark text:name="h2"/></text:p>
          </table:table-cell>
          <table:table-cell table:style-name="Table1.B1" office:value-type="string">
            <text:p text:style-name="P23"><text:span text:style-name="Strong_20_Emphasis">Default Value (for fields)</text:span></text:p>
          </table:table-cell>
        </table:table-row>
        <table:table-row>
          <table:table-cell table:style-name="Table1.A2" office:value-type="string">
            <text:p text:style-name="Table_20_Contents">byte</text:p>
          </table:table-cell>
          <table:table-cell table:style-name="Table1.B2" office:value-type="string">
            <text:p text:style-name="Table_20_Contents">0</text:p>
          </table:table-cell>
        </table:table-row>
        <table:table-row>
          <table:table-cell table:style-name="Table1.A2" office:value-type="string">
            <text:p text:style-name="Table_20_Contents">short</text:p>
          </table:table-cell>
          <table:table-cell table:style-name="Table1.B2" office:value-type="string">
            <text:p text:style-name="Table_20_Contents">0</text:p>
          </table:table-cell>
        </table:table-row>
        <table:table-row>
          <table:table-cell table:style-name="Table1.A2" office:value-type="string">
            <text:p text:style-name="Table_20_Contents">int</text:p>
          </table:table-cell>
          <table:table-cell table:style-name="Table1.B2" office:value-type="string">
            <text:p text:style-name="Table_20_Contents">0</text:p>
          </table:table-cell>
        </table:table-row>
        <table:table-row>
          <table:table-cell table:style-name="Table1.A2" office:value-type="string">
            <text:p text:style-name="Table_20_Contents">long</text:p>
          </table:table-cell>
          <table:table-cell table:style-name="Table1.B2" office:value-type="string">
            <text:p text:style-name="Table_20_Contents">0L</text:p>
          </table:table-cell>
        </table:table-row>
        <table:table-row>
          <table:table-cell table:style-name="Table1.A2" office:value-type="string">
            <text:p text:style-name="Table_20_Contents">float</text:p>
          </table:table-cell>
          <table:table-cell table:style-name="Table1.B2" office:value-type="string">
            <text:p text:style-name="Table_20_Contents">0.0f</text:p>
          </table:table-cell>
        </table:table-row>
        <table:table-row>
          <table:table-cell table:style-name="Table1.A2" office:value-type="string">
            <text:p text:style-name="Table_20_Contents">double</text:p>
          </table:table-cell>
          <table:table-cell table:style-name="Table1.B2" office:value-type="string">
            <text:p text:style-name="Table_20_Contents">0.0d</text:p>
          </table:table-cell>
        </table:table-row>
        <table:table-row>
          <table:table-cell table:style-name="Table1.A2" office:value-type="string">
            <text:p text:style-name="Table_20_Contents">char</text:p>
          </table:table-cell>
          <table:table-cell table:style-name="Table1.B2" office:value-type="string">
            <text:p text:style-name="Table_20_Contents">'\u0000'</text:p>
          </table:table-cell>
        </table:table-row>
        <table:table-row>
          <table:table-cell table:style-name="Table1.A2" office:value-type="string">
            <text:p text:style-name="Table_20_Contents">String (or any object)</text:p>
          </table:table-cell>
          <table:table-cell table:style-name="Table1.B2" office:value-type="string">
            <text:p text:style-name="Table_20_Contents">null</text:p>
          </table:table-cell>
        </table:table-row>
        <table:table-row>
          <table:table-cell table:style-name="Table1.A2" office:value-type="string">
            <text:p text:style-name="Table_20_Contents">boolean</text:p>
          </table:table-cell>
          <table:table-cell table:style-name="Table1.B2" office:value-type="string">
            <text:p text:style-name="Table_20_Contents">false</text:p>
          </table:table-cell>
        </table:table-row>
      </table:table>
      <text:p text:style-name="P2">(obtained from java tutorial, “<text:a xlink:type="simple" xlink:href="http://docs.oracle.com/javase/tutorial/java/nutsandbolts/datatypes.html">datatypes</text:a>” link above)</text:p>
      <text:p text:style-name="P2"/>
      <text:p text:style-name="P2"/>
      <text:p text:style-name="P12">Arrays</text:p>
      <text:p text:style-name="P2"/>
      <text:p text:style-name="P2">Arrays allow for chains of a single variable type with similar names. They are just ways of saving variables that are convenient to keep track of and work well for loops and other parts of coding.</text:p>
      <text:p text:style-name="P2"/>
      <text:p text:style-name="P2">They are declared by putting square brackets <text:s/>[ ] <text:s/>after the variable type when declaring it.</text:p>
      <text:p text:style-name="P2"/>
      <text:p text:style-name="P2">This line of code declares an int array.</text:p>
      <text:p text:style-name="P2"><text:tab/>int[] goldChains;</text:p>
      <text:p text:style-name="P2"/>
      <text:p text:style-name="P2">But before you can use the array you need to tell how many variable your array list will contain. If you want to change this you will need to delete the variable and declare a new one.</text:p>
      <text:p text:style-name="P2"/>
      <text:p text:style-name="P2">This line of code tells the computer that there will be 5 different variable in the goldChains array, because the variable is int they are all set to 0.</text:p>
      <text:p text:style-name="P2"/>
      <text:p text:style-name="P2"><text:tab/>goldChains = new int[5];</text:p>
      <text:p text:style-name="P2"/>
      <text:p text:style-name="P2">in order to interact with the variable you use square brackets and their number. Arrays, as with many <text:soft-page-break/>numbering systems in java starts, with 0.</text:p>
      <text:p text:style-name="P2"/>
      <text:p text:style-name="P2"><text:tab/>goldChains[0] = 8;</text:p>
      <text:p text:style-name="P2"><text:tab/>goldChains[1] = 7;</text:p>
      <text:p text:style-name="P2"><text:tab/>goldChains[2] = 5;</text:p>
      <text:p text:style-name="P2"><text:tab/>goldChains[3] = 4;</text:p>
      <text:p text:style-name="P2"><text:tab/>goldChains[4] = 2;</text:p>
      <text:p text:style-name="P2"/>
      <text:p text:style-name="P2">You can get the length (how many variables are set aside for it) of arrays using .length after the variables name.</text:p>
      <text:p text:style-name="P2"/>
      <text:p text:style-name="P2"><text:tab/>System.out.println(goldChains.length);</text:p>
      <text:p text:style-name="P2"/>
      <text:p text:style-name="P2">This line of code would output an int of 5.</text:p>
      <text:p text:style-name="P2"/>
      <text:p text:style-name="P2">You can use a for loop to easy display all of the arrays variables.</text:p>
      <text:p text:style-name="P2"/>
      <text:p text:style-name="P2"><text:tab/>for(int I = 0 ; I &lt; goldChains.length ; I ++ ){</text:p>
      <text:p text:style-name="P2"><text:tab/><text:tab/>System.out.println(“Gold Chains “ + I + “: “ + goldChains[i];</text:p>
      <text:p text:style-name="P2"><text:tab/>}</text:p>
      <text:p text:style-name="P2"/>
      <text:p text:style-name="P2">ArrayLists are open containers of variable that you can easy add more to and take some away. But they are more computer intensive, I don't know to much about the pros and cons.</text:p>
      <text:p text:style-name="P2"/>
      <text:p text:style-name="P2"/>
      <text:p text:style-name="P12">Operators</text:p>
      <text:p text:style-name="P2">http://docs.oracle.com/javase/tutorial/java/nutsandbolts/operators.html</text:p>
      <text:p text:style-name="P2">compares the two variable to meet the operator, if it does it will be equal to true, else it will be false.</text:p>
      <text:p text:style-name="P11">Since booleans are either true or false then to compare variables for statements you need to learn the syntax.</text:p>
      <text:p text:style-name="P11"/>
      <text:p text:style-name="P11">What it looks like<text:tab/>What it checks</text:p>
      <text:p text:style-name="P2">( x == y)<text:tab/><text:tab/>if the variables are equal</text:p>
      <text:p text:style-name="P2">( x&gt;= y)<text:tab/><text:tab/>if x is greater than or equal to y</text:p>
      <text:p text:style-name="P2">( x &gt; y)<text:tab/><text:tab/>if x is greater than y</text:p>
      <text:p text:style-name="P2">( x &lt;= y)<text:tab/><text:tab/>if x is less than or equal to y</text:p>
      <text:p text:style-name="P2">( x &lt; y )<text:tab/><text:tab/>if x is less than y</text:p>
      <text:p text:style-name="P2">( x != y)<text:tab/><text:tab/>if x does no equal y</text:p>
      <text:p text:style-name="P2">( x == y || x == z )<text:tab/>if x is equal to y OR x is equal to z (either need to be true for loop to happen)</text:p>
      <text:p text:style-name="P11">( x == y &amp;&amp; x == z )<text:tab/>if x is equal to y AND x is equal to z (both need to be true for loop to happen)</text:p>
      <text:p text:style-name="P2"/>
      <text:p text:style-name="P2"/>
      <text:p text:style-name="P12">Statements</text:p>
      <text:p text:style-name="P12"/>
      <text:p text:style-name="P12">If. If-Else</text:p>
      <text:p text:style-name="P12"/>
      <text:p text:style-name="P2">Any booleans in this section can be replace by an operator as seen below.</text:p>
      <text:p text:style-name="P1">If the boolean/operator is true it will run the body (code in the brackets).</text:p>
      <text:p text:style-name="P12"/>
      <text:p text:style-name="P12"><text:soft-page-break/></text:p>
      <text:p text:style-name="P6">If:</text:p>
      <text:p text:style-name="P1"><text:tab/>if ( boolean ){</text:p>
      <text:p text:style-name="P1"><text:tab/>} </text:p>
      <text:p text:style-name="P1"/>
      <text:p text:style-name="P6">If-Else:</text:p>
      <text:p text:style-name="P9"><text:tab/>if( boolean ){</text:p>
      <text:p text:style-name="P9"><text:tab/>} else {</text:p>
      <text:p text:style-name="P9"><text:tab/>}</text:p>
      <text:p text:style-name="P9"/>
      <text:p text:style-name="P9">If the boolean was false it will run the "else" statement once it's done.</text:p>
      <text:p text:style-name="P1"/>
      <text:p text:style-name="P1">Can also look like </text:p>
      <text:p text:style-name="P1">This has another if check that runs in the first one was false.</text:p>
      <text:p text:style-name="P1"><text:tab/>if ( boolean0 ){</text:p>
      <text:p text:style-name="P1"><text:tab/>} else if ( boolean1 ){</text:p>
      <text:p text:style-name="P1"><text:tab/>}</text:p>
      <text:p text:style-name="P9"/>
      <text:p text:style-name="P10">try, try- finally</text:p>
      <text:p text:style-name="P11">Try statements are used to suppress and handle java errors/ exceptions.</text:p>
      <text:p text:style-name="P11"/>
      <text:p text:style-name="P11"><text:tab/>try{</text:p>
      <text:p text:style-name="P11"><text:tab/>} catch (Exception ex){</text:p>
      <text:p text:style-name="P11"><text:tab/>}</text:p>
      <text:p text:style-name="P9"/>
      <text:p text:style-name="P12">Loops</text:p>
      <text:p text:style-name="P1"/>
      <text:p text:style-name="P6">For</text:p>
      <text:p text:style-name="P6">http://docs.oracle.com/javase/tutorial/java/nutsandbolts/for.html</text:p>
      <text:p text:style-name="P22">first section</text:p>
      <text:p text:style-name="P21">second section</text:p>
      <text:p text:style-name="P20">third section</text:p>
      <text:p text:style-name="P21"/>
      <text:p text:style-name="P1"><text:tab/>for( <text:span text:style-name="T9">int i = 0 </text:span>; <text:span text:style-name="T8">i &lt; x </text:span>; <text:span text:style-name="T4">i ++</text:span> ){</text:p>
      <text:p text:style-name="P1"><text:tab/>}</text:p>
      <text:p text:style-name="P1"/>
      <text:p text:style-name="Preformatted_20_Text"><text:span text:style-name="T5">for (</text:span><text:span text:style-name="Emphasis"><text:span text:style-name="T5">initialization</text:span></text:span><text:span text:style-name="T5">; </text:span><text:span text:style-name="Emphasis"><text:span text:style-name="T5">termination</text:span></text:span><text:span text:style-name="T5">; </text:span><text:span text:style-name="Emphasis">increment</text:span>) {</text:p>
      <text:p text:style-name="Preformatted_20_Text"><text:s text:c="4"/><text:span text:style-name="Emphasis">statement(s)</text:span></text:p>
      <text:p text:style-name="P24">}</text:p>
      <text:p text:style-name="P1"/>
      <text:p text:style-name="P1">And every new time it gets called it immediately does the first section only once per call. this will run until the second section is false. Every time it runs it does the third section once its done.</text:p>
      <text:p text:style-name="P1"/>
      <text:p text:style-name="P1"/>
      <text:p text:style-name="P1">I think it un-declares the variable after the for loop is done running. ( 'i' variable in the above example )</text:p>
      <text:p text:style-name="P1"/>
      <text:p text:style-name="P6">While</text:p>
      <text:p text:style-name="P9">these loops normally use operators or booleans that change when called upon by other code, if it was a <text:soft-page-break/>variable that didn't change the loop would either never run or stop any other code from running again.</text:p>
      <text:p text:style-name="P1"><text:tab/>while ( boolean ){</text:p>
      <text:p text:style-name="P1"><text:tab/>}</text:p>
      <text:p text:style-name="P1">This will run indefinitely until the the boolean is false.</text:p>
      <text:p text:style-name="P1"/>
      <text:p text:style-name="P14"><text:span text:style-name="T12">Infinite</text:span> loops will crash program or just prevent it from doing anything but that loop <text:span text:style-name="T13">essential</text:span> crashin<text:span text:style-name="T12">g</text:span> it.</text:p>
      <text:p text:style-name="P1"/>
      <text:p text:style-name="P1"/>
      <text:p text:style-name="P1"/>
      <text:p text:style-name="P1"/>
      <text:p text:style-name="P1"/>
      <text:p text:style-name="P1"/>
      <text:p text:style-name="P1"/>
      <text:p text:style-name="P1"/>
      <text:p text:style-name="P8">(Modifiers?)Purple Names:</text:p>
      <text:p text:style-name="P2"/>
      <text:p text:style-name="Standard">Static: Can only be one of this variable, multiple objects of the class share the same variable.</text:p>
      <text:p text:style-name="Standard"/>
      <text:p text:style-name="P2">Final: The value of the field can not change.</text:p>
      <text:p text:style-name="P2"/>
      <text:p text:style-name="P2">Public: this int or method can be called into other classes. ( className.varName / className.methName() )</text:p>
      <text:p text:style-name="P1"/>
      <text:p text:style-name="P1">Void: The method does not return any variable with and return statement. As opposed to.</text:p>
      <text:p text:style-name="P1">Variables: (int, boolean, string and such) The method return a variable when called with a return statement, the method will normally be called differently here is an example.</text:p>
      <text:p text:style-name="P1"/>
      <text:p text:style-name="P1"><text:tab/>int nextTick = 0;</text:p>
      <text:p text:style-name="P1"><text:tab/>public void setNextTick(){</text:p>
      <text:p text:style-name="P1"><text:tab/><text:tab/>nextTick = getTime() + 40;</text:p>
      <text:p text:style-name="P1"><text:tab/>}</text:p>
      <text:p text:style-name="P1"/>
      <text:p text:style-name="P1"><text:tab/>public long getTime(){</text:p>
      <text:p text:style-name="P1"><text:tab/><text:tab/>long time = curTime - startTime;</text:p>
      <text:p text:style-name="P1"><text:tab/><text:tab/>return time;</text:p>
      <text:p text:style-name="P1"><text:tab/>}</text:p>
      <text:p text:style-name="P1"/>
      <text:p text:style-name="P13">the method getTime return a long, “time” when called <text:span text:style-name="T11">the method setNextTick is called</text:span>.</text:p>
      <text:p text:style-name="P1"/>
      <text:p text:style-name="P16">Eclipse</text:p>
      <text:p text:style-name="P1">Explain eclipse workbench and ui.</text:p>
      <text:p text:style-name="P1"/>
      <text:p text:style-name="P1"/>
      <text:p text:style-name="P12">Hot Keys</text:p>
      <text:p text:style-name="P2">(eclipse)</text:p>
      <text:p text:style-name="P2">ctrl + 's'<text:tab/><text:tab/>Save open class</text:p>
      <text:p text:style-name="P2">ctrl + shft + 's'<text:tab/><text:tab/>Saves all classes</text:p>
      <text:p text:style-name="P2"><text:soft-page-break/>ctrl + shft + 'f'<text:tab/><text:tab/>Organize open code</text:p>
      <text:p text:style-name="P2">ctrl + space<text:tab/><text:tab/>Suggests available code, probably has another name, very useful</text:p>
      <text:p text:style-name="P25">“<text:span text:style-name="T14">syso” (typed in workspace) + ctrl + space<text:tab/><text:tab/>auto completes “System.out.println();”</text:span></text:p>
      <text:p text:style-name="P2"/>
      <text:p text:style-name="P2">ctrl + 'c'<text:tab/><text:tab/>Copy highlighted text</text:p>
      <text:p text:style-name="P2">ctrl + 'x'<text:tab/><text:tab/>Cut the highlighted text</text:p>
      <text:p text:style-name="P2">ctrl + 'v'<text:tab/><text:tab/>Paste copied text</text:p>
      <text:p text:style-name="P5">ctrl + 'd'<text:tab/><text:tab/>Deletes selected line</text:p>
      <text:p text:style-name="P26"/>
      <text:p text:style-name="P5">shift + arrow keys<text:tab/>highlight text passed over</text:p>
      <text:p text:style-name="P5">ctrl + arrow keys<text:tab/>jump to next capitol or blank space</text:p>
      <text:p text:style-name="P5">shift + ctrl + arrow keys<text:tab/>does both dummy</text:p>
      <text:p text:style-name="P5"/>
      <text:p text:style-name="P5"/>
      <text:p text:style-name="P8">Organization of Code:</text:p>
      <text:p text:style-name="P11">There are</text:p>
      <text:p text:style-name="P11">Classes</text:p>
      <text:p text:style-name="P11">Methods</text:p>
      <text:p text:style-name="P11">Declarations / statements / loops</text:p>
      <text:p text:style-name="P2">Coding has a lot to do with algebra, the main method may simply call one method, but that method can represent almost infinite lines of code and any number of other methods.</text:p>
      <text:p text:style-name="P2">Get simple code to show people and give them a basic idea.</text:p>
      <text:p text:style-name="P2"/>
      <text:p text:style-name="P2">To Explain</text:p>
      <text:p text:style-name="P2">How code is read/organized</text:p>
      <text:p text:style-name="P2">Threads (only one thing can happen at once per thread)</text:p>
      <text:p text:style-name="P2">Objects</text:p>
      <text:p text:style-name="P2">methods</text:p>
      <text:p text:style-name="P2">main method</text:p>
      <text:p text:style-name="P2">classes</text:p>
      <text:p text:style-name="P2">arrays</text:p>
      <text:p text:style-name="P2">ArrayLists</text:p>
      <text:p text:style-name="P2"/>
      <text:p text:style-name="P2"/>
      <text:p text:style-name="P2">Random shit</text:p>
      <text:p text:style-name="P2">“\t” used in a string inserts a tab. I have only done this in the console</text:p>
      <text:p text:style-name="P2">“\n” is a new line, also only tried in cons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5H52M48S</meta:editing-duration>
    <meta:editing-cycles>235</meta:editing-cycles>
    <meta:generator>LibreOffice/4.2.6.3$Linux_X86_64 LibreOffice_project/420m0$Build-3</meta:generator>
    <dc:date>2014-09-08T23:01:41.027314188</dc:date>
    <meta:printed-by>Alphabet Soup</meta:printed-by>
    <meta:print-date>2014-01-24T06:43:42</meta:print-date>
    <meta:document-statistic meta:table-count="1" meta:image-count="0" meta:object-count="0" meta:page-count="6" meta:paragraph-count="181" meta:word-count="1417" meta:character-count="7774" meta:non-whitespace-character-count="6453"/>
    <meta:user-defined meta:name="Info 1"/>
    <meta:user-defined meta:name="Info 2"/>
    <meta:user-defined meta:name="Info 3"/>
    <meta:user-defined meta:name="Info 4"/>
  </office:meta>
</office:document-meta>
</file>